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paragraph-properties fo:text-align="justify" style:justify-single-word="false"/>
    </style:style>
    <style:style style:name="P3" style:family="paragraph" style:parent-style-name="Preformatted_20_Text">
      <style:paragraph-properties fo:margin-top="0in" fo:margin-bottom="0.1965in" loext:contextual-spacing="false" fo:text-align="justify" style:justify-single-word="false"/>
    </style:style>
    <style:style style:name="P4" style:family="paragraph" style:parent-style-name="Heading_20_3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2">
      <style:paragraph-properties fo:text-align="justify" style:justify-single-word="false"/>
    </style:style>
    <style:style style:name="P11" style:family="paragraph" style:parent-style-name="Text_20_body" style:list-style-name="L8">
      <style:paragraph-properties fo:text-align="justify" style:justify-single-word="false"/>
    </style:style>
    <style:style style:name="P12" style:family="paragraph" style:parent-style-name="Text_20_body" style:list-style-name="L9">
      <style:paragraph-properties fo:text-align="justify" style:justify-single-word="false"/>
    </style:style>
    <style:style style:name="P13" style:family="paragraph" style:parent-style-name="Text_20_body" style:list-style-name="L10">
      <style:paragraph-properties fo:text-align="justify" style:justify-single-word="false"/>
    </style:style>
    <style:style style:name="P14" style:family="paragraph" style:parent-style-name="Text_20_body" style:list-style-name="L11">
      <style:paragraph-properties fo:text-align="justify" style:justify-single-word="false"/>
    </style:style>
    <style:style style:name="P15" style:family="paragraph" style:parent-style-name="Text_20_body" style:list-style-name="L12">
      <style:paragraph-properties fo:text-align="justify" style:justify-single-word="false"/>
    </style:style>
    <style:style style:name="P16" style:family="paragraph" style:parent-style-name="Text_20_body" style:list-style-name="L1">
      <style:paragraph-properties fo:margin-top="0in" fo:margin-bottom="0in" loext:contextual-spacing="false" fo:text-align="justify" style:justify-single-word="false"/>
    </style:style>
    <style:style style:name="P17" style:family="paragraph" style:parent-style-name="Text_20_body" style:list-style-name="L2">
      <style:paragraph-properties fo:margin-top="0in" fo:margin-bottom="0in" loext:contextual-spacing="false" fo:text-align="justify" style:justify-single-word="false"/>
    </style:style>
    <style:style style:name="P18" style:family="paragraph" style:parent-style-name="Text_20_body" style:list-style-name="L8">
      <style:paragraph-properties fo:margin-top="0in" fo:margin-bottom="0in" loext:contextual-spacing="false" fo:text-align="justify" style:justify-single-word="false"/>
    </style:style>
    <style:style style:name="P19" style:family="paragraph" style:parent-style-name="Text_20_body" style:list-style-name="L9">
      <style:paragraph-properties fo:margin-top="0in" fo:margin-bottom="0in" loext:contextual-spacing="false" fo:text-align="justify" style:justify-single-word="false"/>
    </style:style>
    <style:style style:name="P20" style:family="paragraph" style:parent-style-name="Text_20_body" style:list-style-name="L10">
      <style:paragraph-properties fo:margin-top="0in" fo:margin-bottom="0in" loext:contextual-spacing="false" fo:text-align="justify" style:justify-single-word="false"/>
    </style:style>
    <style:style style:name="P21" style:family="paragraph" style:parent-style-name="Text_20_body" style:list-style-name="L11">
      <style:paragraph-properties fo:margin-top="0in" fo:margin-bottom="0in" loext:contextual-spacing="false" fo:text-align="justify" style:justify-single-word="false"/>
    </style:style>
    <style:style style:name="P22" style:family="paragraph" style:parent-style-name="Text_20_body" style:list-style-name="L12">
      <style:paragraph-properties fo:margin-top="0in" fo:margin-bottom="0in" loext:contextual-spacing="false" fo:text-align="justify" style:justify-single-word="false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/>
      <style:text-properties fo:color="#ce181e"/>
    </style:style>
    <style:style style:name="P25" style:family="paragraph" style:parent-style-name="Heading_20_2">
      <style:paragraph-properties fo:text-align="justify" style:justify-single-word="false"/>
      <style:text-properties fo:color="#0066b3" fo:font-size="18pt" style:font-size-asian="18pt" style:font-size-complex="18pt"/>
    </style:style>
    <style:style style:name="P26" style:family="paragraph" style:parent-style-name="Heading_20_2">
      <style:paragraph-properties fo:text-align="justify" style:justify-single-word="false"/>
      <style:text-properties fo:color="#0066b3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ce181e" fo:font-size="13pt" style:font-size-asian="13pt" style:font-size-complex="13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color="#0066b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Tutoriel HTML</text:h>
      <text:h text:style-name="P25" text:outline-level="2">Les balises de bloc</text:h>
      <text:list xml:id="list3555481516" text:style-name="L1">
        <text:list-item>
          <text:p text:style-name="P16"><text:span text:style-name="Source_20_Text"><text:span text:style-name="T4">&lt;h1&gt;&lt;/h1&gt;</text:span></text:span><text:span text:style-name="T4"> </text:span><text:span text:style-name="T7">: </text:span><text:span text:style-name="Strong_20_Emphasis"><text:span text:style-name="T7">Titre de page</text:span></text:span><text:span text:style-name="T7"> (une seule fois en tout début), </text:span></text:p>
        </text:list-item>
        <text:list-item>
          <text:p text:style-name="P16"><text:span text:style-name="Source_20_Text"><text:span text:style-name="T4">&lt;h2&gt;&lt;/h2&gt;</text:span></text:span><text:span text:style-name="T4"> à </text:span><text:span text:style-name="Source_20_Text"><text:span text:style-name="T4">&lt;h6&gt;&lt;/h6&gt;</text:span></text:span><text:span text:style-name="T4"> </text:span><text:span text:style-name="T7">: </text:span><text:span text:style-name="Strong_20_Emphasis"><text:span text:style-name="T7">Sous-titres</text:span></text:span><text:span text:style-name="T7"> (hiérarchisés du plus important (h2) au plus précis (h6)), </text:span></text:p>
        </text:list-item>
        <text:list-item>
          <text:p text:style-name="P16"><text:span text:style-name="Source_20_Text"><text:span text:style-name="T4">&lt;p&gt;&lt;/p&gt;</text:span></text:span><text:span text:style-name="T4"> </text:span><text:span text:style-name="T7">: </text:span><text:span text:style-name="Strong_20_Emphasis"><text:span text:style-name="T7">Paragraphe</text:span></text:span><text:span text:style-name="T7"> (la plupart des textes de vos pages s'y trouvent), </text:span></text:p>
        </text:list-item>
        <text:list-item>
          <text:p text:style-name="P9"><text:span text:style-name="Source_20_Text"><text:span text:style-name="T4">&lt;div&gt;&lt;/div&gt;</text:span></text:span><text:span text:style-name="T7"> : </text:span><text:span text:style-name="Strong_20_Emphasis"><text:span text:style-name="T7">Division</text:span></text:span><text:span text:style-name="T7"> (bloc générique), </text:span></text:p>
        </text:list-item>
      </text:list>
      <text:h text:style-name="P26" text:outline-level="2">Les balises en ligne</text:h>
      <text:list xml:id="list2698347130" text:style-name="L2">
        <text:list-item>
          <text:p text:style-name="P17"><text:span text:style-name="Source_20_Text"><text:span text:style-name="T4">&lt;br&gt;</text:span></text:span><text:span text:style-name="T7"> : </text:span><text:span text:style-name="Strong_20_Emphasis"><text:span text:style-name="T7">Saut de ligne</text:span></text:span><text:span text:style-name="T7">, </text:span></text:p>
        </text:list-item>
        <text:list-item>
          <text:p text:style-name="P17"><text:span text:style-name="Source_20_Text"><text:span text:style-name="T4">&lt;a href="cible"&gt;Texte&lt;/a&gt;</text:span></text:span><text:span text:style-name="T4"> </text:span><text:span text:style-name="T7">: </text:span><text:span text:style-name="Strong_20_Emphasis"><text:span text:style-name="T7">Lien</text:span></text:span><text:span text:style-name="T7"> Texte vers l'adresse cible, </text:span></text:p>
        </text:list-item>
        <text:list-item>
          <text:p text:style-name="P17"><text:span text:style-name="Source_20_Text"><text:span text:style-name="T4">&lt;img src</text:span></text:span><text:span text:style-name="Source_20_Text"><text:span text:style-name="T7">="adresse_image" </text:span></text:span><text:span text:style-name="Source_20_Text"><text:span text:style-name="T4">alt</text:span></text:span><text:span text:style-name="Source_20_Text"><text:span text:style-name="T7">="texte_alternatif" width="x" height="y"&gt;</text:span></text:span><text:span text:style-name="T7"> : </text:span><text:span text:style-name="Strong_20_Emphasis"><text:span text:style-name="T7">Image</text:span></text:span><text:span text:style-name="T7"> contenue dans le fichier adresse_image, </text:span></text:p>
        </text:list-item>
        <text:list-item>
          <text:p text:style-name="P10"><text:span text:style-name="Source_20_Text"><text:span text:style-name="T4">&lt;a name="NomDeLAncre"&gt;&lt;/a&gt;</text:span></text:span><text:span text:style-name="T4"> </text:span><text:span text:style-name="T7">: </text:span><text:span text:style-name="Strong_20_Emphasis"><text:span text:style-name="T7">Ancre</text:span></text:span><text:span text:style-name="T7"> (pour faire un lien vers une ancre : </text:span><text:span text:style-name="Source_20_Text"><text:span text:style-name="T7">&lt;a href="page.html#ancre"&gt;Texte_du_lien&lt;/a&gt;</text:span></text:span><text:span text:style-name="T7">), </text:span></text:p>
        </text:list-item>
      </text:list>
      <text:h text:style-name="P26" text:outline-level="2">Les balises de sémantique bloc</text:h>
      <text:list xml:id="list656107319" text:style-name="L8">
        <text:list-item>
          <text:p text:style-name="P18"><text:span text:style-name="Source_20_Text"><text:span text:style-name="T4">&lt;hr&gt;</text:span></text:span><text:span text:style-name="T4"> </text:span><text:span text:style-name="T7">: </text:span><text:span text:style-name="Strong_20_Emphasis"><text:span text:style-name="T7">Ligne horizontale</text:span></text:span><text:span text:style-name="T7">, </text:span></text:p>
        </text:list-item>
        <text:list-item>
          <text:p text:style-name="P18"><text:span text:style-name="Source_20_Text"><text:span text:style-name="T4">&lt;blockquote cite="adresse"&gt;&lt;/blockquote&gt;</text:span></text:span><text:span text:style-name="T7"> : </text:span><text:span text:style-name="Strong_20_Emphasis"><text:span text:style-name="T7">Bloc de citation</text:span></text:span><text:span text:style-name="T7">, </text:span></text:p>
        </text:list-item>
        <text:list-item>
          <text:p text:style-name="P18"><text:span text:style-name="Source_20_Text"><text:span text:style-name="T4">&lt;adress&gt;&lt;/adress&gt;</text:span></text:span><text:span text:style-name="T7"> : </text:span><text:span text:style-name="Strong_20_Emphasis"><text:span text:style-name="T7">Informations de contact</text:span></text:span><text:span text:style-name="T7">, </text:span></text:p>
        </text:list-item>
        <text:list-item>
          <text:p text:style-name="P11"><text:span text:style-name="Source_20_Text"><text:span text:style-name="T4">&lt;del&gt;&lt;/del&gt;</text:span></text:span><text:span text:style-name="T4"> </text:span><text:span text:style-name="T7">et </text:span><text:span text:style-name="Source_20_Text"><text:span text:style-name="T4">&lt;ins&gt;&lt;/ins</text:span></text:span><text:span text:style-name="Source_20_Text"><text:span text:style-name="T7">&gt;</text:span></text:span><text:span text:style-name="T7"> sont aussi des blocs en ligne (c.f. plus haut), </text:span></text:p>
        </text:list-item>
      </text:list>
      <text:h text:style-name="P26" text:outline-level="2">Les listes</text:h>
      <text:list xml:id="list1654932230" text:style-name="L9">
        <text:list-item>
          <text:p text:style-name="P19"><text:span text:style-name="Source_20_Text"><text:span text:style-name="T4">&lt;ul&gt;&lt;/ul&gt;</text:span></text:span><text:span text:style-name="T7"> : </text:span><text:span text:style-name="Strong_20_Emphasis"><text:span text:style-name="T7">Liste non ordonnée</text:span></text:span><text:span text:style-name="T7"> (lise à puces, rondes ou carrées), </text:span></text:p>
        </text:list-item>
        <text:list-item>
          <text:p text:style-name="P19"><text:span text:style-name="Source_20_Text"><text:span text:style-name="T4">&lt;ol&gt;&lt;/ol&gt;</text:span></text:span><text:span text:style-name="T7"> : </text:span><text:span text:style-name="Strong_20_Emphasis"><text:span text:style-name="T7">Liste ordonnée</text:span></text:span><text:span text:style-name="T7"> (numérotée, 1. pour le premier, 2., etc...), </text:span></text:p>
        </text:list-item>
        <text:list-item>
          <text:p text:style-name="P19"><text:span text:style-name="Source_20_Text"><text:span text:style-name="T4">&lt;li&gt;&lt;/li&gt;</text:span></text:span><text:span text:style-name="T4"> </text:span><text:span text:style-name="T7">: </text:span><text:span text:style-name="Strong_20_Emphasis"><text:span text:style-name="T7">Ligne de liste</text:span></text:span><text:span text:style-name="T7"> (impérativement à l'interieur d'un &lt;ul&gt; ou d'un &lt;ol&gt;), </text:span></text:p>
        </text:list-item>
        <text:list-item>
          <text:p text:style-name="P19"><text:span text:style-name="Source_20_Text"><text:span text:style-name="T4">&lt;dl&gt;&lt;/dl</text:span></text:span><text:span text:style-name="Source_20_Text"><text:span text:style-name="T7">&gt;</text:span></text:span><text:span text:style-name="T7"> : </text:span><text:span text:style-name="Strong_20_Emphasis"><text:span text:style-name="T7">Liste de définitions</text:span></text:span><text:span text:style-name="T7">, </text:span></text:p>
        </text:list-item>
        <text:list-item>
          <text:p text:style-name="P19"><text:span text:style-name="Source_20_Text"><text:span text:style-name="T4">&lt;dt&gt;&lt;/dt&gt;</text:span></text:span><text:span text:style-name="T7"> : </text:span><text:span text:style-name="Strong_20_Emphasis"><text:span text:style-name="T7">Item de Terme</text:span></text:span><text:span text:style-name="T7"> à définir, </text:span></text:p>
        </text:list-item>
        <text:list-item>
          <text:p text:style-name="P12"><text:span text:style-name="Source_20_Text"><text:span text:style-name="T4">&lt;dd&gt;&lt;/dd&gt;</text:span></text:span><text:span text:style-name="T4"> </text:span><text:span text:style-name="T7">: </text:span><text:span text:style-name="Strong_20_Emphasis"><text:span text:style-name="T7">Item de Définition</text:span></text:span><text:span text:style-name="T7">. </text:span></text:p>
        </text:list-item>
      </text:list>
      <text:h text:style-name="P26" text:outline-level="2"><text:bookmark text:name="tableaux"/>Les tableaux</text:h>
      <text:list xml:id="list253899885" text:style-name="L10">
        <text:list-item>
          <text:p text:style-name="P20"><text:span text:style-name="Source_20_Text"><text:span text:style-name="T4">&lt;table summary="Texte"&gt;&lt;/table&gt;</text:span></text:span><text:span text:style-name="T4"> </text:span><text:span text:style-name="T7">: </text:span><text:span text:style-name="Strong_20_Emphasis"><text:span text:style-name="T7">Tableau</text:span></text:span><text:span text:style-name="T7">, où summary (facultatif) décrit le contenu du tableau, </text:span></text:p>
        </text:list-item>
        <text:list-item>
          <text:p text:style-name="P20"><text:soft-page-break/><text:span text:style-name="Source_20_Text"><text:span text:style-name="T4">&lt;caption&gt;&lt;/caption&gt;</text:span></text:span><text:span text:style-name="T4"> </text:span><text:span text:style-name="T7">: </text:span><text:span text:style-name="Strong_20_Emphasis"><text:span text:style-name="T7">Légende de tableau</text:span></text:span><text:span text:style-name="T7"> (ne peut contenir que des blocs en ligne), </text:span></text:p>
        </text:list-item>
        <text:list-item>
          <text:p text:style-name="P20"><text:span text:style-name="Source_20_Text"><text:span text:style-name="T4">&lt;thead&gt;&lt;/thead&gt;</text:span></text:span><text:span text:style-name="T7"> : </text:span><text:span text:style-name="Strong_20_Emphasis"><text:span text:style-name="T7">En-tête de tableau</text:span></text:span><text:span text:style-name="T7">, </text:span></text:p>
        </text:list-item>
        <text:list-item>
          <text:p text:style-name="P20"><text:span text:style-name="Source_20_Text"><text:span text:style-name="T4">&lt;tbody&gt;&lt;/tbody&gt;</text:span></text:span><text:span text:style-name="T4"> </text:span><text:span text:style-name="T7">: </text:span><text:span text:style-name="Strong_20_Emphasis"><text:span text:style-name="T7">corps du tableau</text:span></text:span><text:span text:style-name="T7">, </text:span></text:p>
        </text:list-item>
        <text:list-item>
          <text:p text:style-name="P20"><text:span text:style-name="Source_20_Text"><text:span text:style-name="T4">&lt;tfoot&gt;&lt;/tfoot&gt;</text:span></text:span><text:span text:style-name="T7"> : </text:span><text:span text:style-name="Strong_20_Emphasis"><text:span text:style-name="T7">Pied de tableau</text:span></text:span><text:span text:style-name="T7">, </text:span></text:p>
        </text:list-item>
        <text:list-item>
          <text:p text:style-name="P20"><text:span text:style-name="Source_20_Text"><text:span text:style-name="T4">&lt;tr&gt;&lt;/tr&gt;</text:span></text:span><text:span text:style-name="T7"> : </text:span><text:span text:style-name="Strong_20_Emphasis"><text:span text:style-name="T7">Ligne de tableau</text:span></text:span><text:span text:style-name="T7"> (Table Row), </text:span></text:p>
        </text:list-item>
        <text:list-item>
          <text:p text:style-name="P20"><text:span text:style-name="Source_20_Text"><text:span text:style-name="T4">&lt;td&gt;&lt;/td&gt;</text:span></text:span><text:span text:style-name="T7"> : </text:span><text:span text:style-name="Strong_20_Emphasis"><text:span text:style-name="T7">Celulle de tableau</text:span></text:span><text:span text:style-name="T7"> (Table Data), </text:span></text:p>
        </text:list-item>
        <text:list-item>
          <text:p text:style-name="P13"><text:span text:style-name="Source_20_Text"><text:span text:style-name="T4">&lt;th&gt;&lt;/th&gt;</text:span></text:span><text:span text:style-name="T4"> </text:span><text:span text:style-name="T7">: </text:span><text:span text:style-name="Strong_20_Emphasis"><text:span text:style-name="T7">Cellules d'en-tête pour tableaux</text:span></text:span><text:span text:style-name="T7">. </text:span></text:p>
        </text:list-item>
      </text:list>
      <text:h text:style-name="P27" text:outline-level="2"><text:span text:style-name="T9">Autres attributs:</text:span> <text:span text:style-name="T8">Ces attributs sont valables pour toutes les balises </text:span></text:h>
      <text:list xml:id="list3863651996" text:style-name="L11">
        <text:list-item>
          <text:p text:style-name="P21"><text:span text:style-name="Source_20_Text"><text:span text:style-name="T4">title</text:span></text:span><text:span text:style-name="Source_20_Text"><text:span text:style-name="T7">="info_bulle"</text:span></text:span><text:span text:style-name="T7"> : </text:span><text:span text:style-name="Strong_20_Emphasis"><text:span text:style-name="T7">Informations complémentaires</text:span></text:span><text:span text:style-name="T7">, habituellement affichées dans des info-bulles. </text:span></text:p>
        </text:list-item>
        <text:list-item>
          <text:p text:style-name="P21"><text:span text:style-name="Source_20_Text"><text:span text:style-name="T4">lang</text:span></text:span><text:span text:style-name="Source_20_Text"><text:span text:style-name="T7">="</text:span></text:span><text:span text:style-name="Source_20_Text"><text:span text:style-name="T4">fr"</text:span></text:span><text:span text:style-name="T7"> : </text:span><text:span text:style-name="Strong_20_Emphasis"><text:span text:style-name="T7">Langue du contenu</text:span></text:span><text:span text:style-name="T7">, si elle est différente de celle de la page : fr, en, de... , </text:span></text:p>
        </text:list-item>
        <text:list-item>
          <text:p text:style-name="P21"><text:span text:style-name="Source_20_Text"><text:span text:style-name="T4">dir=</text:span></text:span><text:span text:style-name="Source_20_Text"><text:span text:style-name="T7">""</text:span></text:span><text:span text:style-name="T7"> : </text:span><text:span text:style-name="Strong_20_Emphasis"><text:span text:style-name="T7">Direction de lexture</text:span></text:span><text:span text:style-name="T7">, de gauche à droite () ou de droite à gauche, </text:span></text:p>
        </text:list-item>
        <text:list-item>
          <text:p text:style-name="P21"><text:span text:style-name="Source_20_Text"><text:span text:style-name="T4">class=</text:span></text:span><text:span text:style-name="Source_20_Text"><text:span text:style-name="T7">"nom_classe"</text:span></text:span><text:span text:style-name="T7"> : </text:span><text:span text:style-name="Strong_20_Emphasis"><text:span text:style-name="T7">Classe CSS</text:span></text:span><text:span text:style-name="T7">, </text:span></text:p>
        </text:list-item>
        <text:list-item>
          <text:p text:style-name="P21"><text:span text:style-name="Source_20_Text"><text:span text:style-name="T4">id</text:span></text:span><text:span text:style-name="Source_20_Text"><text:span text:style-name="T7">="nom_id"</text:span></text:span><text:span text:style-name="T7"> : </text:span><text:span text:style-name="Strong_20_Emphasis"><text:span text:style-name="T7">Identifiant CSS ou Javascript</text:span></text:span><text:span text:style-name="T7">, </text:span></text:p>
        </text:list-item>
        <text:list-item>
          <text:p text:style-name="P14"><text:span text:style-name="Source_20_Text"><text:span text:style-name="T4">style=</text:span></text:span><text:span text:style-name="Source_20_Text"><text:span text:style-name="T7">"règle_style"</text:span></text:span><text:span text:style-name="T7"> : </text:span><text:span text:style-name="Strong_20_Emphasis"><text:span text:style-name="T7">Style CSS en ligne</text:span></text:span><text:span text:style-name="T7">, fortement déconseillé (utiliser plutôt une classe), </text:span></text:p>
        </text:list-item>
      </text:list>
      <text:h text:style-name="P26" text:outline-level="2"><text:bookmark text:name="adresses"/>Rappel sur les adresses (liens et images)</text:h>
      <text:list xml:id="list2654935195" text:style-name="L12">
        <text:list-item>
          <text:p text:style-name="P22"><text:span text:style-name="Strong_20_Emphasis"><text:span text:style-name="T7">Les adresses absolues</text:span></text:span><text:span text:style-name="T7"> : adresse </text:span><text:span text:style-name="Strong_20_Emphasis"><text:span text:style-name="T7">complète</text:span></text:span><text:span text:style-name="T7"> d'un fichier. Par exemple : http://www.kde.org/index.html ou encore C:\Site\index.html . Fortement déconseillé pour des liens à l'intérieur du site, </text:span></text:p>
        </text:list-item>
        <text:list-item>
          <text:p text:style-name="P22"><text:span text:style-name="Strong_20_Emphasis"><text:span text:style-name="T7">Les adresses relatives</text:span></text:span><text:span text:style-name="T7"> : adresse </text:span><text:span text:style-name="Strong_20_Emphasis"><text:span text:style-name="T7">relative à la page courante</text:span></text:span><text:span text:style-name="T7"> d'un fichier. À utiliser pour lier une page ou une image du même site. </text:span></text:p>
          <text:list>
            <text:list-item>
              <text:p text:style-name="P22"><text:span text:style-name="T7">"image.png" : ce fichier se trouve dans le </text:span><text:span text:style-name="Strong_20_Emphasis"><text:span text:style-name="T7">même dossier</text:span></text:span><text:span text:style-name="T7"> que la page en cours, </text:span></text:p>
            </text:list-item>
            <text:list-item>
              <text:p text:style-name="P22"><text:span text:style-name="T7">"fichiers/image.png" : ce fichier se trouve dans le </text:span><text:span text:style-name="Strong_20_Emphasis"><text:span text:style-name="T7">sous dossier</text:span></text:span><text:span text:style-name="T7"> "fichiers/", relativement à l'emplacement de la page courrante, </text:span></text:p>
            </text:list-item>
            <text:list-item>
              <text:p text:style-name="P15"><text:span text:style-name="T7">"../image.png" : ce fichier se trouve dans le dossier </text:span><text:span text:style-name="Strong_20_Emphasis"><text:span text:style-name="T7">parent</text:span></text:span><text:span text:style-name="T7"> de celui qui contient la page en cours. </text:span></text:p>
            </text:list-item>
          </text:list>
        </text:list-item>
      </text:list>
      <text:h text:style-name="P24" text:outline-level="2"><text:span text:style-name="T9">Modèles pré-conçus</text:span></text:h>
      <text:h text:style-name="P5" text:outline-level="3">Squelette de tout fichier HTML</text:h>
      <text:p text:style-name="P7">Vous pouvez très bien faire un copier / coller de cette structure pour démarrer une nouvelle page (ce qui est dans le body est juste une suggestion de structure) : </text:p>
      <text:p text:style-name="P2"><text:soft-page-break/><text:span text:style-name="Source_20_Text"><text:span text:style-name="T7">&lt;!DOCTYPE HTML PUBLIC "-//W3C//DTD HTML 4.01//EN" "http://www.w3.org/TR/html4/strict.dtd"&gt;</text:span></text:span></text:p>
      <text:p text:style-name="P2"><text:span text:style-name="Source_20_Text"><text:span text:style-name="T7">&lt;html lang="fr"&gt;</text:span></text:span></text:p>
      <text:p text:style-name="P2"><text:span text:style-name="Source_20_Text"><text:span text:style-name="T7"><text:s text:c="2"/>&lt;head&gt;</text:span></text:span></text:p>
      <text:p text:style-name="P2"><text:span text:style-name="Source_20_Text"><text:span text:style-name="T7"><text:s text:c="4"/>&lt;title&gt;Titre de la page&lt;/title&gt;</text:span></text:span></text:p>
      <text:p text:style-name="P2"><text:span text:style-name="Source_20_Text"><text:span text:style-name="T7"><text:s text:c="2"/>&lt;/head&gt;</text:span></text:span></text:p>
      <text:p text:style-name="P2"><text:span text:style-name="Source_20_Text"><text:span text:style-name="T7"><text:s text:c="2"/>&lt;body&gt;</text:span></text:span></text:p>
      <text:p text:style-name="P2"><text:span text:style-name="Source_20_Text"><text:span text:style-name="T7"><text:s text:c="4"/>&lt;h1&gt;Titre de la page&lt;/h1&gt;</text:span></text:span></text:p>
      <text:p text:style-name="P2"><text:span text:style-name="Source_20_Text"><text:span text:style-name="T7"><text:s text:c="4"/>&lt;p class="intro"&gt;Introduction&lt;/p&gt;</text:span></text:span></text:p>
      <text:p text:style-name="P1"/>
      <text:p text:style-name="P2"><text:span text:style-name="Source_20_Text"><text:span text:style-name="T7"><text:s text:c="4"/>&lt;h2&gt;Première partie&lt;/h2&gt;</text:span></text:span></text:p>
      <text:p text:style-name="P2"><text:span text:style-name="Source_20_Text"><text:span text:style-name="T7"><text:s text:c="4"/>&lt;p&gt;Premier paragraphe&lt;/p&gt;</text:span></text:span></text:p>
      <text:p text:style-name="P2"><text:span text:style-name="Source_20_Text"><text:span text:style-name="T7"><text:s text:c="2"/>&lt;/body&gt;</text:span></text:span></text:p>
      <text:p text:style-name="P3"><text:span text:style-name="Source_20_Text"><text:span text:style-name="T7">&lt;/html&gt;</text:span></text:span></text:p>
      <text:h text:style-name="P4" text:outline-level="3">Squelette de deux listes imbriquées</text:h>
      <text:p text:style-name="P2"><text:span text:style-name="Source_20_Text"><text:span text:style-name="T7">&lt;ul&gt;</text:span></text:span></text:p>
      <text:p text:style-name="P2"><text:span text:style-name="Source_20_Text"><text:span text:style-name="T7"><text:s text:c="2"/>&lt;li&gt;Ligne&lt;/li&gt;</text:span></text:span></text:p>
      <text:p text:style-name="P2"><text:span text:style-name="Source_20_Text"><text:span text:style-name="T7"><text:s text:c="2"/>&lt;li&gt;Ligne qui introduit la sous-liste :</text:span></text:span></text:p>
      <text:p text:style-name="P2"><text:span text:style-name="Source_20_Text"><text:span text:style-name="T7"><text:s text:c="4"/>&lt;ul&gt;</text:span></text:span></text:p>
      <text:p text:style-name="P2"><text:span text:style-name="Source_20_Text"><text:span text:style-name="T7"><text:s text:c="6"/>&lt;li&gt;Ligne&lt;/li&gt;</text:span></text:span></text:p>
      <text:p text:style-name="P2"><text:span text:style-name="Source_20_Text"><text:span text:style-name="T7"><text:s text:c="4"/>&lt;/ul&gt;</text:span></text:span></text:p>
      <text:p text:style-name="P2"><text:span text:style-name="Source_20_Text"><text:span text:style-name="T7"><text:s text:c="2"/>&lt;/li&gt;</text:span></text:span></text:p>
      <text:p text:style-name="P3"><text:span text:style-name="Source_20_Text"><text:span text:style-name="T7">&lt;/ul&gt;</text:span></text:span></text:p>
      <text:p text:style-name="P8"><text:bookmark text:name="aswift_0_anchor"/><text:bookmark text:name="aswift_0_expand"/></text:p>
      <text:p text:style-name="P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00:07.826363016</meta:creation-date>
    <dc:date>2019-01-22T11:10:58.750605647</dc:date>
    <meta:editing-duration>PT1H8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70" meta:word-count="542" meta:character-count="3523" meta:non-whitespace-character-count="2999"/>
  </office:meta>
</office:document-meta>
</file>